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8cm" svg:height="1.2cm" svg:x="8.1cm" svg:y="0.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8cm" svg:height="1.2cm" svg:x="6.4cm" svg:y="26.8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" draw:id="id1" draw:layer="layout" svg:width="8.7cm" svg:height="3.6cm" svg:x="4.7cm" svg:y="6.9cm">
          <text:p text:style-name="P1">OUTPUT count = count*0.45454545454545453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3" draw:id="id3" draw:layer="layout" svg:width="1.8cm" svg:height="1.7cm" svg:x="8.3cm" svg:y="3.4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148cm" svg:height="0.962cm" svg:x="17.2cm" svg:y="13.2cm">
          <draw:text-box>
            <text:p>1. 20 met</text:p>
          </draw:text-box>
        </draw:frame>
        <draw:custom-shape draw:style-name="gr1" draw:text-style-name="P1" xml:id="id2" draw:id="id2" draw:layer="layout" svg:width="5.6cm" svg:height="3cm" svg:x="7.1cm" svg:y="11.8cm">
          <text:p text:style-name="P1">count+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8.164cm" svg:y1="10.5cm" svg:x2="9.9cm" svg:y2="11.8cm" draw:start-shape="id1" draw:start-glue-point="7" draw:end-shape="id2" svg:d="M8164 10500v651h1736v649" svg:viewBox="0 0 1737 1301">
          <text:p/>
        </draw:connector>
        <draw:connector draw:style-name="gr3" draw:text-style-name="P1" draw:layer="layout" svg:x1="9.2cm" svg:y1="5.1cm" svg:x2="9.05cm" svg:y2="6.9cm" draw:start-shape="id3" draw:start-glue-point="6" draw:end-shape="id1" draw:end-glue-point="5" svg:d="M9200 5100v901h-150v899" svg:viewBox="0 0 151 1801">
          <text:p/>
        </draw:connector>
        <draw:connector draw:style-name="gr3" draw:text-style-name="P1" draw:layer="layout" svg:x1="12.1cm" svg:y1="1.7cm" svg:x2="9.2cm" svg:y2="3.4cm" draw:start-shape="id4" draw:start-glue-point="6" draw:end-shape="id3" draw:end-glue-point="4" svg:d="M12100 1700v851h-2900v849" svg:viewBox="0 0 2901 1701">
          <text:p/>
        </draw:connector>
        <draw:connector draw:style-name="gr3" draw:text-style-name="P1" draw:layer="layout" draw:line-skew="-4.199cm" svg:x1="8.3cm" svg:y1="4.25cm" svg:x2="6.4cm" svg:y2="27.4cm" draw:start-shape="id3" draw:start-glue-point="5" draw:end-shape="id5" svg:d="M8300 4250h-6600v23150h4700" svg:viewBox="0 0 6601 23151">
          <text:p/>
        </draw:connector>
        <draw:frame draw:style-name="gr4" draw:layer="layout" svg:width="0.001cm" svg:height="0.962cm" svg:x="4.2cm" svg:y="4.7cm">
          <draw:text-box>
            <text:p>T</text:p>
          </draw:text-box>
        </draw:frame>
        <draw:frame draw:style-name="gr2" draw:layer="layout" svg:width="0.891cm" svg:height="0.962cm" svg:x="8.1cm" svg:y="5.3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4:51:21.547000000</meta:creation-date>
    <dc:date>2014-10-21T14:57:59.965000000</dc:date>
    <meta:editing-duration>P0D</meta:editing-duration>
    <meta:editing-cycles>1</meta:editing-cycles>
    <meta:document-statistic meta:object-count="12"/>
    <meta:generator>LibreOffice/4.2.5.2$Windows_x86 LibreOffice_project/61cb170a04bb1f12e77c884eab9192be736ec5f5</meta:generator>
  </office:meta>
</office:document-meta>
</file>